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99" draw:textarea-horizontal-align="justify" draw:textarea-vertical-align="middle" draw:auto-grow-height="false" fo:min-height="45.46mm" fo:min-width="194.32mm" fo:padding-top="0mm" fo:padding-bottom="0mm" fo:padding-left="0mm" fo:padding-right="0mm" fo:wrap-option="wrap" draw:shadow-color="#808080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4.32mm" svg:height="45.46mm" svg:x="0.92mm" svg:y="56.06mm">
            <text:p text:style-name="P1"><text:span text:style-name="T1">W komórce B8 wpisz formułę, która zbada, czy z podanych boków powstanie trójkąt.</text:span></text:p>
            <text:p text:style-name="P1"><text:span text:style-name="T1">Jeżeli tak, w komórce powinien pojawić się napis „tak”, w przeciwnym razie „nie”.</text:span></text:p>
            <text:p text:style-name="P1"><text:span text:style-name="T1">Jeżeli z podanych boków da się zbudować trójkąt, w komórce E8 umieść formułę, która wyliczy współczynnik „p”, tj. połowę obwodu trójkąta, w przeciwnym razie w komórce powinna znaleźć się wartość zero.</text:span></text:p>
            <text:p text:style-name="P1"><text:span text:style-name="T1">W komórce B10 wpisz formułę, która na podstawie wartości z komórki B8 wyświetli komunikat:</text:span></text:p>
            <text:p text:style-name="P1"><text:span text:style-name="T1">„</text:span><text:span text:style-name="T1">trójkąt niemożliwy” lub wyliczy jego pole wykorzystując wzór Herona.</text:span></text:p>
            <text:p text:style-name="P1"><text:span text:style-name="T1">Przetestuj działanie arkusza dla różnych danych.</text:span></text:p>
            <draw:enhanced-geometry svg:viewBox="0 0 21600 21600" draw:type="rectangle" draw:enhanced-path="M 0 0 L 21600 0 21600 21600 0 21600 0 0 Z N"/>
          </draw:custom-shape>
          <draw:frame draw:z-index="1" draw:name="Picture 2" draw:style-name="gr2" draw:text-style-name="P1" svg:width="51.83mm" svg:height="25.59mm" svg:x="142.08mm" svg:y="24.7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Obliczanie pola trójkąta na podstawie długości jego bokó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W niebieskie pola wpisz długość boków trójkąta: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a=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b=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=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 calcext:value-type="string">
            <text:p>Test:</text:p>
          </table:table-cell>
          <table:table-cell table:style-name="ce4" table:formula="of:=IF(AND([.C6]+[.E6]&gt;[.G6];[.C6]+[.G6]&gt;[.E6];[.E6]+[.G6]&gt;[.C6]);&quot;TAK&quot;;&quot;NIE&quot;)" office:value-type="string" office:string-value="TAK" calcext:value-type="string">
            <text:p>TAK</text:p>
          </table:table-cell>
          <table:table-cell/>
          <table:table-cell table:style-name="ce3" office:value-type="string" calcext:value-type="string">
            <text:p>p=</text:p>
          </table:table-cell>
          <table:table-cell table:style-name="ce6" table:formula="of:=IF([.B8]=&quot;tak&quot;;([.C6]+[.E6]+[.G6])/2;0)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 calcext:value-type="string">
            <text:p>Pole:</text:p>
          </table:table-cell>
          <table:table-cell table:style-name="ce5" table:formula="of:=IF([.B8]=&quot;tak&quot;;SQRT([.E8]*([.E8]-[.C6])*([.E8]-[.E6])*([.E8]-[.G6]));&quot;trójkąt niemożliwy&quot;)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Arkusz1.$A$1" table:cell-range-address="$Arkusz1.$C$6"/>
        <table:named-range table:name="b" table:base-cell-address="$Arkusz1.$A$1" table:cell-range-address="$Arkusz1.$E$6"/>
        <table:named-range table:name="cb" table:base-cell-address="$Arkusz1.$A$1" table:cell-range-address="$Arkusz1.$G$6"/>
        <table:named-range table:name="p" table:base-cell-address="$Arkusz1.$A$1" table:cell-range-address="$Arkusz1.$E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s</meta:initial-creator>
    <meta:creation-date>2006-09-12T21:20:04</meta:creation-date>
    <dc:date>2020-05-18T20:53:50.313986368</dc:date>
    <meta:editing-cycles>6</meta:editing-cycles>
    <meta:editing-duration>PT18M33S</meta:editing-duration>
    <meta:document-statistic meta:table-count="3" meta:cell-count="14" meta:object-count="2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WzórHerona</mtext>
                </mstyle>
                <mrow/>
              </mrow>
            </mtd>
          </mtr>
          <mtr>
            <mtd>
              <mrow/>
            </mtd>
          </mtr>
          <mtr>
            <mtd>
              <mrow>
                <mstyle mathvariant="italic">
                  <mtext>P=</mtext>
                </mstyle>
                <msqrt>
                  <mrow>
                    <mi>p</mi>
                    <mrow>
                      <mo fence="true" stretchy="true">(</mo>
                      <mrow>
                        <mrow>
                          <mi>p</mi>
                          <mo stretchy="false">−</mo>
                          <mi>a</mi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p</mi>
                          <mo stretchy="false">−</mo>
                          <mi>b</mi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p</mi>
                          <mo stretchy="false">−</mo>
                          <mi>c</mi>
                        </mrow>
                      </mrow>
                      <mo fence="true" stretchy="true">)</mo>
                    </mrow>
                  </mrow>
                </msqrt>
                <mrow/>
              </mrow>
            </mtd>
          </mtr>
          <mtr>
            <mtd>
              <mrow>
                <mstyle mathvariant="italic">
                  <mtext>gdzie p=</mtext>
                </mstyle>
                <mfrac>
                  <mn>1</mn>
                  <mn>2</mn>
                </mfrac>
                <mrow>
                  <mo fence="true" stretchy="true">(</mo>
                  <mrow>
                    <mstyle mathvariant="italic">
                      <mtext>a+b+c</mtext>
                    </mstyle>
                  </mrow>
                  <mo fence="true" stretchy="true">)</mo>
                </mrow>
                <mrow/>
              </mrow>
            </mtd>
          </mtr>
        </mtable>
      </mstyle>
      <mrow/>
    </mrow>
    <annotation encoding="StarMath 5.0"> size 12{alignc { stack {
 ital "WzórHerona" {} # 
 {} # 
 ital "P=" sqrt {p left (p - a right ) left (p - b right ) left (p - c right )}  {} # 
 ital "gdzie p=" {  {1}  over  {2} }  left ( ital "a+b+c" right ) {} 
} } } {}</annotation>
  </semantics>
</math>
</file>